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13771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42252"/>
          <table:table-cell office:value-type="float" office:value="0.052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60062"/>
          <table:table-cell office:value-type="float" office:value="1.365"/>
          <table:table-cell office:value-type="float" office:value="1.32"/>
          <table:table-cell office:value-type="float" office:value="71136.0"/>
          <table:table-cell office:value-type="float" office:value="0.0"/>
          <table:table-cell office:value-type="float" office:value="254.0"/>
          <table:table-cell office:value-type="float" office:value="27148.0"/>
          <table:table-cell office:value-type="float" office:value="98305.0"/>
          <table:table-cell office:value-type="float" office:value="4117.0"/>
          <table:table-cell office:value-type="float" office:value="11299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9496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3119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4034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5.0"/>
          <table:table-cell office:value-type="float" office:value="6934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46775"/>
          <table:table-cell office:value-type="float" office:value="0.128"/>
          <table:table-cell office:value-type="float" office:value="0.07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20134"/>
          <table:table-cell office:value-type="float" office:value="0.938"/>
          <table:table-cell office:value-type="float" office:value="0.89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102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2.5571"/>
          <table:table-cell office:value-type="float" office:value="12.277"/>
          <table:table-cell office:value-type="float" office:value="12.23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356.0"/>
          <table:table-cell office:value-type="float" office:value="1244578.0"/>
          <table:table-cell office:value-type="float" office:value="4117.0"/>
          <table:table-cell office:value-type="float" office:value="11311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08345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469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2202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4.0"/>
          <table:table-cell office:value-type="float" office:value="6933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93006"/>
          <table:table-cell office:value-type="float" office:value="0.068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54798"/>
          <table:table-cell office:value-type="float" office:value="0.102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100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74387"/>
          <table:table-cell office:value-type="float" office:value="2.498"/>
          <table:table-cell office:value-type="float" office:value="2.44"/>
          <table:table-cell office:value-type="float" office:value="191610.0"/>
          <table:table-cell office:value-type="float" office:value="0.0"/>
          <table:table-cell office:value-type="float" office:value="436.0"/>
          <table:table-cell office:value-type="float" office:value="31213.0"/>
          <table:table-cell office:value-type="float" office:value="222832.0"/>
          <table:table-cell office:value-type="float" office:value="4117.0"/>
          <table:table-cell office:value-type="float" office:value="11304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